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gene_name</text:p>
          </table:table-cell>
          <table:table-cell office:value-type="string" calcext:value-type="string">
            <text:p>part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orcid</text:p>
          </table:table-cell>
          <table:table-cell office:value-type="string" calcext:value-type="string">
            <text:p>uniprot_link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hastags</text:p>
          </table:table-cell>
          <table:table-cell office:value-type="string" calcext:value-type="string">
            <text:p>sequence_submit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SC101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atgcagcgatttgcccgagcttgcgagggtgctacttaagcctttagggttttaaggtctgttttgtagaggagcaaacagcgtttgcgacatccttttgtaatactgcggaactgactaaagtagtgagttatacacagggctgggatctattctttttatctttttttattctttctttattctataaattataaccacttgaatataaacaaaaaaaacacacaaaggtctagcggaatttacagagggtctagcagaatttacaagttttccagcaaaggtctagcagaatttacagatacccacaactcaaaggaaaaggactagtaattatcattgactagcccatctcaattggtatagtgattaaaatcacctagaccaattgagatgtatgtctgaattagttgttttcaaagcaaatgaactagcgactagtcgctatgacttaacggagcatgaaaccaagctaattttatgctgtgtggcactactcaaccccacgattgaaaaccctacaaggaaagaacggacggtatcgttcacttataaccaatacgttcagatgatgaacatcagtagggaaaatgcttatggtgtattagctaaagcaaccagagagctgatgacgagaactgtggaaatcaggaatcctttggttaaaggctttgagattttccagtggacaaactatgccaagttctcaagcgaaaaattagaattagtttttagtgaagagatattgccttatcttttccagttaaaaaaattcataaaatataatctggaacatgttaagtcttttgaaaacaaatactctatgaggatttatgagtggttattaaaagaactaacacaaaagaaaactcacaaggcaaatatagagattagccttgatgaatttaagttcatgttaatgcttgaaaataactaccatgagtttaaaaggcttaaccaatgggttttgaaaccaataagtaaagatttaaacacttacagcaatatgaaattggtggttgataagcgaggccgcccgactgatacgttgattttccaagttgaactagatagacaaatggatctcgtaaccgaacttgagaacaaccagataaaaatgaatggtgacaaaataccaacaaccattacatcagattcctacctacataacggactaagaaaaacactacacgatgctttaactgcaaaaattcagctcaccagttttgaggcaaaatttttgagtgacatgcaaagtaagtatgatctcaatggttcgttctcatggctcacgcaaaaacaacgaaccacactagagaacatactggctaaatacggaaggatctgaggttcttatggctcttgtatctatcagtgaagcatcaagactaacaaacaaaagtagaacaactgttcaccgttacatatcaaagggaaaactgtccatatgcacagatgaaaacggtgtaaaaaagatagatacatcagagcttttacgagtttttggt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1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1010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tcctggccgccacatgaggcatgttccgcgtccttgcaatactgtgtttacatacagtctatcgcttagcggaaagttcttttaccctcagccgaaatgcctgccgttgctagacattgccagccagtgcccgtcactcccgtactaactgtcacgaacccctgcaataactgtcacgcccccctgcaataactgtcacgaacccctgcaataactgtcacgcccccaaacctgcaaacccagcaggggcgggggctggcggggtgttggaaaaatccatccatgattatctaagaataatccactaggcgcggttatcagcgcccttgtggggcgctgctgcccttgcccaatatgcccggccagaggccggatagctggtctattcgctgcgctaggctacacaccgccccaccgctgcgcggcagggggaaaggcgggcaaagcccgctaaaccccacaccaaaccccgcagaaatacgctggagcgcttttagccgctttagcggcctttccccctacccgaagggtgggggcgcgtgtgcagccccgcagggcctgtctcggtcgatcattcagcccggctcatccttctggcgtggcggcagaccgaacaaggcgcggtcgtggtcgcgttcaaggtacgcatccattgccgccatgagccgatcctccggccactcgctgctgttcaccttggccaaaatcatggcccccaccagcaccttgcgccttgtttcgttcttgcgctcttgctgctgttcccttgcccgcacccgctgaatttcggcattgattcgcgctcgttgttcttcgagcttggccagccgatccgccgccttgttgctccccttaaccatcttgacaccccattgttaatgtgctgtctcgtaggctatcatggaggcacagcggcggcaatcccgaccctactttgtaggggagggcgcacttaccggtttctcttcgagaaactggcctaacggccacccttcgggcggtgcgctctccgagggccattgcatggagccgaaaagcaaaagcaacagcgaggcagcatggcgatttatcaccttacggcgaaaaccggcagcaggtcgggcggccaatcggccagggccaaggccgactacatccagcgcgaaggcaagtatgcccgcgacatggatgaagtcttgcacgccgaatccgggcacatgccggagttcgtcgagcggcccgccgactactgggatgctgccgacctgtatgaacgcgccaatgggcggctgttcaaggaggtcgaatttgccctgccggtcgagctgaccctcgaccagcagaaggcgctggcgtccgagttcgcccagcacctgaccggtgccgagcgcctgccgtatacgctggccatccatgccggtggcggcgagaacccgcactgccacctgatgatctccgagcggatcaatgacggcatcgagcggcccgccgctcagtggttcaagcggtacaacggcaagaccccggagaagggcggggcacagaagaccgaagcgctcaagcccaaggcatggcttgagcagacccgcgaggcatgggccgaccatgccaaccgggcattagagcgggctggccacgacgcccgcattgaccacagaacacttgaggcgcagggcatcgagcgcctgcccggtgttcacctggggccgaacgtggtggagatggaaggccggggcatccgcaccgaccgggcagacgtggccctgaacatcgacaccgccaacgcccagatcatcgacttacaggaataccgggaggcaatagaccatgaacgcaatcgacagagtgaagaaatccagaggcatcaacgagttagcggagcagatcgaaccgctggcccagagcatggcgacactggccgacgaagcccggcaggtcatgagccagacccagcaggccagcgaggcgcaggcggcggagtggctgaaagcccagcgccagacaggggcggcatgggtggagctggccaaagagttgcgggaggtagccgccgaggtgagcagcgccgcgcagagcgcccggagcgcgtcgcgggggtggcactggaagctatggctaaccgtgatgctggcttccatgatgcctacggtggtgctgctgatcgcatcgttgctcttgctcgacctgacgccactgacaaccgaggacggctcgatctggctgcgcttggtggcccgatgaagaacgacaggactttgcaggccataggccgacagctcaaggccatgggctgtgagcgcttcgatatcggcgtcagggacgccaccaccggccagatgatgaaccgggaatggtcagccgccgaagtgctccagaacacgccatggctcaagcggatgaatgcccagggcaatgacgtgtatatcaggcccgccgagcaggagcggcatggtctggtgctggtggacgacctcagcgagtttgacctggatgacatgaaagccgagggccgggagcctgccctggtagtggaaaccagcccgaagaactatcaggcatgggtcaaggtggccgacgccgcaggcggtgaacttcgggggcagattgcccggacgctggccagcgagtacgacgccgacccggccagcgccgacagccgccactatggccgcttggcgggcttcaccaaccgcaaggacaagcacaccacccgcgccggttatcagccgtgggtgctgctgcgtgaatccaagggcaagaccgccaccgctggcccggcgctggtgcagcaggctggccagcagatcgagcaggcccagcggcagcaggagaaggcccgcaggctggccagcctcgaactgcccgagcggcagcttagccgccaccggcgcacggcgctggacgagtaccgcagcgagatggccgggctggtcaagcgcttcggtgatgacctcagcaagtgcgactttatcgccgcgcagaagctggccagccggggccgcagtgccgaggaaatcggcaaggccatggccgaggccagcccagcgctggcagagcgcaagcccggccacgaagcggattacatcgagcgcaccgtcagcaaggtcatgggtctgcccagcgtccagcttgcgcgggccgagctggcacgggcaccggcaccccgccagcgaggcatggacaggggcgggccagatttcagcatgtagtgcttgcgttggtactcacgcctgttatactatgagtactcacgcacagaagggggttttatggaatacgaaaaaagcgcttcagggtcggtctacctgatcaaaagtgacaagggctattggttgcccggtggctttggttatacgtcaaacaaggccgaggctggccgcttttcagtcgctgatatggccagccttaaccttgacggctgcaccttgtccttgttccgcgaagacaagcctttcggccccggcaagtttctcggtgactgatatgaaagaccaaaaggacaagcagaccggcgacctgctggccagccctgacgctgtacgccaagcgcgatatgccgagcgcatgaaggccaaagggatgcgtcagcgcaagttctggctgaccgacgacgaatacgaggcgctgcgcgagtgcctggaagaactcagagcggcgcagggcgggggtagtgaccccgccagcgcctaaccaccaactgcctgcaaaggaggcaatcaatggctacccataagcctatcaatattctggaggcgttcgcagcagcgccgccaccgctggactacgttttgcccaacatggtggccggtacggtcggggcgctggtgtcgcccggtggtgccggtaaatccatgctggccctgcaactggccgcacagattgcaggcgggccggatctgctggaggtgggcgaactgcccaccggcccggtgatctacctgcccgccgaagacccgcccaccgccattcatcaccgcctgcacgcccttggggcgcacctcagcgccgaggaacggcaagccgtggctgacggcctgctgatccagccgctgatcggcagcctgcccaacatcatggccccggagtggttcgacggcctcaagcgcgccgccgagggccgccgcctgatggtgctggacacgctgcgccggttccacatcgaggaagaaaacgccagcggccccatggcccaggtcatcggtcgcatggaggccatcgccgccgataccgggtgctctatcgtgttcctgcaccatgccagcaagggcgcggccatgatgggcgcaggcgaccagcagcaggccagccggggcagctcggtactggtcgataacatccgctggcagtcctacctgtcgagcatgaccagcgccgaggccgaggaatggggtgtggacgacgaccagcgccggttcttcgtccgcttcggtgtgagcaaggccaactatggcgcaccgttcgctgatcggtggttcaggcggcatgacggcggggtgctcaagcccgccgtgctggagaggcagcgcaagagcaagggggtgccccgtggtgaagcctaagaacaagcacagcctcagccacgtccggcacgacccggcgcactgtctggcccccggcctgttccgtgccctcaagcggggcgagcgcaagcgcagcaagctggacgtgacgtatgactacggcgacggcaagcggatcgagttcagcggcccggagccgctgggcgctgatgatctgcgcatcctgcaagggctggtggccatggctgggcctaatggcctagtgcttggcccggaacccaagaccgaaggcggacggcagctccggctgttcctggaacccaagtgggaggccgtcaccgctgaatgccatgtggtcaaaggtagctatcgggcgctggcaaaggaaatcggggcagaggtcgatagtggtggggcgctcaagcacatacaggactgcatcgagcgcctttggaaggtatccatcatcgcccagaatggccgcaagcggcaggggtttcggctgctgtcggagtacgccagcgacgaggcggacgggcgcctgtacgtggccctgaaccccttgatcgcgcaggccgtcatgggtggcggccagcatgtgcgcatcagcatggacgaggtgcgggcgctggacagcgaaaccgcccgcctgctgcaccagcggctgtgtggctggatcgaccccggcaaaaccggcaaggcttccatagataccttgtgcggctatgtctggccgtcagaggccagtggttcgaccatgcgcaagcgccgccagcgggtgcgcgaggcgttgccggagctggtcgcgctgggctggacggtaaccgagttcgcggcgggcaagtacgacatcacccggcccaaggcggcaggctgaccccccccactctattgtaaacaagacatttttatcttttatattcaatggcttattttcctgctaattggtaataccatgaaaaataccatgctcagaaaaggcttaacaatattttgaaaaattgcctactgagcgctgccgcacagctccataggccgctttcctggctttgcttccagatgtatgctcttctgct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K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atctgaagatcagcagttcaacctgttgatagtacgtactaagctctcatgtttcacgtactaagctctcatgtttaacgtactaagctctcatgtttaacgaactaaaccctcatggctaacgtactaagctctcatggctaacgtactaagctctcatgtttcacgtactaagctctcatgtttgaacaataaaattaatataaatcagcaacttaaatagcctctaaggttttaagttttataagaaaaaaaagaatatataaggcttttaaagcctttaaggtttaacggttgtggacaacaagccagggatgtaacgcactgagaagcccttagagcctctcaaagcaattttgagtgacacaggaacacttaacggctgacat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V01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cgattttttattaaaattttagcgtttatttcgtttagttatcggcataatcgttaaaacaggcgttatcgtagcgtaaaagcccttgagcgtagcgtggctttgcagcgaagatgttgtctgttagattatgaaagccgatgactgaatgaaataataagcgcagcgcccttctatttcggttggaggaggctcaagggagtatgagggaatgaaattccctcatgggtttgattttaaaaattgcttgcaattttgccgagcggtagcgctggaaaatttttgaaaaaaatttggaatttggaaaaaaatggggggaaaggaagcgaattttgcttccgtactacgaccccccattaagtgccgagtgccaatttttgtgccaaaaacgctctatcccaactggctcaagggtttaaggggtttttcaatcgccaacgaatcgccaacgttttcgccaacgttttttataaatctatatttaagtagctttattgttgtttttatgattacaaagtgatacactaactttataaaattatttgattggagttttttaaatggtgatttcagaatcgaaaaaaagagttatgatttctctgacaaaagagcaagataaaaaattaacagatatggcgaaacaaaaaggtttttcaaaatctgcggttgcggcgttagctatagaagaatatgcaagaaaggaatcagaacaaaaaaaataagcgaaagctcgcgtttttagaaggatacgagttttcgctacttgtttttgataaggtaattatatcatggctattaaaaatactaaagctagaaattttggatttttattatatcctgactcaattcctaatgattggaaagaaaaattagagagtttgggcgtatctatggctgtcagtcctttacacgatatggacgaaaaaaaagataaagatacatggaataatagtaatattatacaaaatggaaagcactataaaaaaccacactatcacgttatatatattgcacgaaatcctgtaacaatagaaagcgttaggaacaagattaagcgaaaattggggaatagttcagttgctcatgttgagatacttgattatatcaaaggttcatatgaatatttgactcatgaatcaaaggacgctattgctaagaataaacatatatacgacaaaaaagatattttgaacattaatgattttgatattgaccgctatataacacttgatgaaagccaaaaaagagaattgaagaatttacttttagatatagtggatgactataatttggtaaatacaaaagatttaatggcttttattcgccttaggggagcggagtttggaattttaaatacgaatgatgtaaaagatattgtttcaacaaactctagcgcctttagattatggtttgagggcaattatcagtgtggatatagagcaagttatgcaaaggttcttgatgctgaaacgggggaaataaaatgacaaacaaagaaaaagagttatttgctgaaaatgaggaattaaaaaaagaaattaaggacttaaaagagcgtattgaaagatacagagaaatggaagttgaattaagtacaacaatagatttattgagaggagggattattgaataaataaaagccccctgacgaaagtcgaagggggtttttattttggtttgatgttgcgattaatagcaatacaattgcaataaacaaaatgat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1600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ccgctggtgccgctggttggacgccaagggtgaatccgcctcgataccctgattactcgcttcctgcgccctctcaggcggcgataggggactggtaaaacggggattgcccagacgcctcccccgccccttcaggggcacaaatgcggccccaacggggccacgtagtggtgcgttttttgcgtttccacccttttcttccttttcccttttaaaccttttaggacgtctacaggccacgtaatccgtggcctgtagagtttaaaaagggacggatttgttgccattaagggacggatttgttgttaagaagggacggatttgttgttgtaaagggacggatttgttgtattgtgggacgcagatacagtgtccccttatacacaaggaatgtcgaacgtggcctcacccccaatggtttacaaaagcaatgccctggtcgaggccgcgtatcgcctcagtgttcaggaacagcggatcgttctggcctgtattagccaggtgaagaggagcgagcctgtcaccgatgaagtgatgtattcagtgacggcggaggacatagcgacgatggcgggtgtccctatcgaatcttcctacaaccagctcaaagaagcggccctgcgcctgaaacggcgggaagtccggttaacccaagagcccaatggcaaggggaaaagaccgagtgtgatgattaccggctgggtgcaaacaatcatctaccgggagggtgagggccgtgtagaactcaggttcaccaaagacatgctgccgtacctgacggaactcaccaaacagttcaccaaatacgccttggctgacgtggccaagatggacagcacccacgcgatcaggctttacgagctgctcatgcaatgggacagcatcggccagcgcgaaatagaaattgaccagctgcgaaagtggtttcaactggaaggccggtatccctcgatcaaggacttcaagttgcgagtgcttgatccagccgtgacgcagatcaacgagcacagcccgctacaggtggagtgggcgcagcgaaagaccgggcgcaaggtcacacatctgttgttcagttttggaccgaagaagcccgccaaggcggtgggtaaggccccagcgaagcgcaaggccgggaagatttcagatgctgagatcgcgaaacaggctcgccctggtgagacatgggaagcggcccgcgctcgactaacccagatgccgctggatctggcctagaggccgtggccaccacggcccggcctgcctt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2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tagaaaagatcaaaggatcttcttgagatcctttttttctgcgggggatcaggaccgctgccggagcgcaacccactcactacagcagagccatgtagggccgccggcgttgtggatacctcgcggaaaacttggccctcactgacagatgaggggcggacgttgacacttgaggggccgactcacccggcgcggcgttgacagatgaggggcaggctcgatttcggccggcgacgtggagctggccagcctcgcaaatcggcgaaaacgcctgattttacgcgagtttcccacagatgatgtggacaagcctggggataagtgccctgcggtattgacacttgaggggcgcgactactgacagatgaggggcgcgatccttgacacttgaggggcagagtgctgacagatgaggggcgcacctattgacatttgaggggctgtccacaggcagaaaatccagcatttgcaagggtttccgcccgtttttcggccaccgctaacctgtcttttaacctgcttttaaaccaatatttataaaccttgtttttaaccagggctgcgccctgtgcgcgtgaccgcgcacgccgaaggggggtgcccccccttctcgaaccctcccggcccgctaacgcgggcctcccatccccccaggggctgcgcccctcggccgcgaacggcctcaccccaaaaatggcagccacgtagaaagccagtccgcagaaacggtgctgaccccggatgaatgtcagctactgggctatctggacaagggaaaacgcaagcgcaaagagaaagcaggtagcttgcagtgggcttacatggcgatagctagactgggcggttttatggacagcaagcgaaccggaattgccagctggggcgccctctggtaaggttgggaagccctgcaaagtaaactggatggctttcttgccgccaaggatctgatggcgcaggggatcaagatcgacggatcgatccggggaattaattccggggcaatcccgcaaggagggtgaatgaatcggacgtttgaccggaaggcatacaggcaagaactgatcgacgcggggttttccgccgaggatgccgaaaccatcgcaagccgcaccgtcatgcgtgcgccccgcgaaaccttccagtccgtcggctcgatagtccagcaagctacggccaagatcgagcgcgacagcgtgcaactggctccccctgccctgcccgcgccatcggccgccgtggagcgttcgcgtcgtctcgaacaggaggcggcaggtttggcgaagtcgatgaccatcgacacgcgaggaactatgacgaccaagaagcgaaaaaccgccggcgaggacctggcaaaacaggtcagcgaagccaagcaggccgcgttgctgaaacacacgaagcagcagatcaaggaaatgcagctttccttgttcgatattgcgccgtggccggacacgatgcgagcgatgccaaacgacacggcccgctctgccctgttcaccacgcgcaacaagaaaatcccgcgcgaggcgctgcaaaacaaggtcattttccacgtcaacaaggacgtgaagatcacctacaccggcgtcgagctgcgggccgacgatgacgaactggtgtggcagcaggtgttggagtacgcgaagcgcacccctatcggcgagccgatcaccttcacgttctacgagctttgccaggacctgggctggtcgatcaatggccggtattacacgaaggccgaggaatgcctgtcgcgcctacaggcgacggcgatgggcttcacgtccgaccgcgttgggcacctggaatcggtgtcgctgctgcaccgcttccgcgtcctggaccgtggcaagaaaacgtcccgttgccaggtcctgatcgacgaggaaatcgtcgtgctgtttgctggcgaccactacacgaaattcatatgggagaagtaccgcaagctgtcgccgacggcccgacggatgttcgactatttcagctcgcaccgggagccgtacccgctcaagctggaaaccttccgcctcatgtgcggatcggattccacccgcgtgaagaagtggcgcgagcaggtcggcgaagcctgcgaagagttgcgaggcagcggcctggtggaacacgcctgggtcaatgatgacctggtgcattgcaaacgctagggccttgtggggtcagttccggctgggggttcagcagccacctgcat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10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cagctgaccaacgaccggtagcggagctatccaacggctgttcattggtcatcacaccctcgctgtttcaggttctttttttcagtttgaaacaggcggccagaggccgcccggcgctccgcgcgctacagcgcagggcaaaccacctatgtacgacacaacaccgatgactgtccgcctcgcttcgctcgttgacgggccgcgctcgatccctggccggaagaagcgcccgaccagcgatcgatcccgacctgaccggcgcggaagcgctcttgatctttttttcttgtttttacttgttgttccttgttttcgtaattttaactatatgatttataagaaaaaaaagggtttaaaggggacagattcagggtttaaaggggacagattcagggtttaaaggggacagattcagggtttaaaggggacagattcaggctgatatccacagaacaaggacagggcattgacttgtccctgtcccttaatatctaatcaaggacacattccgggtaggtgaccttccatggggaaggaattcgcgctatcagggacagattccgggtcaagttaggtgatggtcgagaacaaagtcacgcagtccaataaactcatcgaatcgtcacatacgttgacactcaatgagaaacgcctagtgctatgcgctgcgtctttgatcgattcacgtaagccactccctaaagatggttacttgaccatccgagctgacaccttcgctgaggtgtttggaattgatgtcaaacacgcctatgcggcattagatgacgctgccacaaagttgtttaaccgagatattcgcaggtacgtcaaaggcaaagtcgttgaacgcatgcgctgggtttttcacgtcaagtacagggaaggccaaggctgcgtcgagctaggattttctcctacgataatcccgcatctaaccatgctgcacaaagagttcaccagctatcagctcaagcaaatcggtagcctgtccagcttctacgctgtccgcctttacgagcttatgagccaatttatcaagctcaaacagcgggaatgcacactcgcccaactgcgggaaatgttcgaccttggtgacaagtaccaagacgttaaggacatgcgtaagcgtgtgctatatcccgctttagaggaagtgaacaagaacaccgatttgacagtggcagtggagcctcgccgacagggccgacgaatcattgggttctcattcacgatcgctaaaaacgatcaactggcactgagtctcgagtgaggtgacacatggcctggcacaccatccaagaggcacagaagctgtccggaaagagccgtcgcacgctgtaccgcgatatggccgcaggccgcttatcttgggagccggagggagaaaacgctcgtcgcctcgaaacgtcggagcttatccgggtgtatggcgagctaaaagcactgacacagtcagagcctgaaaaaacggcacatgacgacactggctatggcacagagaattcagcactaattctgactgaattgaaggctttgagagaggaggtagccgagctgaggcaggcgatacgcttgatcgagtacaagcctgatacaccacagattgacacggtaccggctgacacaAagacggtgccgatagaaaccaagcctttgccctggtggcgaaagcaacctattcacccgatgagggtaaaaaacggtccagttggggggttacgacccccaactggacctaaccacagcaacacccggaggaatgcaccatggctaacgcccattctacagaaacaacccttcctgagctcgattgctcatgc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G13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ttgagatccttttttttgcgcgcaatctgctgtctgtagacgaaaaaaccaccctggTaggtggtttttcgaaggttaaataatcctggcagattatttaaccgtggtaacagggtgtacaagaccgctgccaccaaatctgtcctttcagtgtagccgcagttggtccttcacttcaagaactacgtatcagcaattcttgtacatcctctaccagtggctgctgccagtggcgttaaggcgtgacttaccgggttggactcaagacgatagttaccggataaggcgcagcggtcgggctgaacggggggttcgtgcacacagcccagcttggagcgaacgacctacaccgaactgagatacctacagcgtgagctatgagaaagcgccacgcaacccgaaggggagaaaggcggacaggtatccggtaagcggcagggtcggaacaggagagcgcacgagggagcttccagggggaaacgcctggtatctttatagtcctgtcggggttcgccacctctgacttgagcgtcgatttttgtgatgctcgtcaggggggcggagcctatgg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R322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CGTCTCCGGAGCGATGGTCTCAGTGAGGAGCCGTAGAAAAGATCAAAGGATCTTCTTGAGATCCTTTTTTTCTGCGCGTAATCTGCTGCTTGCAAACAAAAAAACCACCGCTACCAGCGGTGGTTTGTTTGCCGGATCAAGAGCTACCAACTCTTTTTCCGAAGGTAACTGGCTTCAGCAGAGCGCAGATACCAAATACTGTCCTTCTAGTGTAGCCGTAGTTAGGCCACCACTTCAAGAACTCTGTAGCACCGCCTACATACCTCGCTCTGCTAATCCTGTTACCAGTGGCTGCTGCCAGTGGCGATAAGTCGTGTCTTACCGGGTTGGACTCAAGACGATAGTTACCGGATAAGGCGCAGCGGTCGGGCTGAACGGGGGGTTCGTGCACACAGCCCAGCTTGGAGCGAACGACCTACACCGAACTGAGATACCTACAGCGTGAGCTATGAGAAAGCGCCACGCTTCCCGAAGGGAGAAAGGCGGACAGGTATCCGGTAAGCGGCAGGGTCGGAACAGGAGAGCGCACGAGGGAGCTTCCAGGGGGAAACGCCTGGTATCTTTATAGTCCTGTCGGGTTTCGCCACCTCTGACTTGAGCGTCGATTTTTGTGATGCTCGTCAGGGGGGCGGAGCCTATGGAAAAACGCCAGCAACGCGGCCTTTTTACGGTTCCTGGCCTTTTGCTGGCCTTTTGCTCACATGTTCTTTCCTGCGTTATCCCCTGATTCTGTGGATAACCGTATTACCGCCTTTGAGTGAGCTGATACCGCTCGCCGCAGCCGAACGACCGAGCGCAGCGAGTCAGTGAGCGAGGAAGCGGAAGAGCGCCTGATGCGGTATTTTCTCCTTACGCATCTGTGCGGTATTTCACACCGCATATGGTGCACTCTCAGTACAATCTGCTCTGATGCCGCATAGTTAAGCCAGTATACACTCCGCTATCGCTACGTGACTGGGTCATGGCTGCGCCCCGACACCCGCCAACACCCGCTGACGCGCCCTGACGGGCTTGTCTGCTCCCGGCATCCGCTTACAGACAAGCTGTGACCGTCTCCGGGAGCTGCATGTGTCAGAGGTTTTCACCGTCATCACCGAAACGCGCGAGGCAGCTGCGGTAAAGCTCATCAGCGTGGTCGTGCAGCGATTCACAGATGTCTGCCTGTTCATCCGCGTCCAGCTCGTTGAGTTTCTCCAGAAGCGTTAATGTCTGGCTTCTGATAAAGCGGGCCATGTTAAGGGCGGTTTTTTCCTGTTTGGTCACTGATGCCTCCGTGTAAGGGGGATTTCTGTTCATGGGGGTAATGATACCGATGAAACGAGAGAGGATGCTCACGATACGGGTTACTGATGATGAACATGCCCGGTTACTGGAACGTTGTGAGGGTAAACAACTGGCGGTATGGATGCGGCGGGCGCTAGGAGGAGACCATCGCGCTAGAG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AV1KT5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ccaagcactaggcgattttttattaaaattttagcgtttatttcgtttagttatcggcataatcgttaaaacaggcgttatcgtagcgtaaaagcccttgagcgtagcgtggctttgcagcgaagatgttgtctgttagattatgaaagccgatgactgaatgaaataataagcgcagcgcccttctatttcggttggaggaggctcaagggagtatgagggaatgaaattccctcatgggtttgattttaaaaattgcttgcaattttgccgagcggtagcgctggaaaatttttgaaaaaaatctggaatttggaaaaaaatggggggaaaggaagcgaattttgcttccgtactacgaccccccattaagtgccgagtgccaatttttgtgccaaaaacgctctatcccaactggctcaagggtttaaggggtttttcaatcgccaacgaatcgccaacgttttcgccaacgttttttataaatctatatttaagtagctttattgttgtttttatgattacaaagtgatacactaactttataaaattatttgattggagttttttaaatggtgatttcagaatcgaaaaaaagagttatgatttctctgacaaaagagcaagataaaaaattaacagatatggcgaaacaaaaaggtttttcaaaatctgcggttgcggcgttagctatagaagaatatgcaagaaaggaatcagaacaaaaaaaataagcgaaagctcgcgtttttagaaggatacgagttttcgctacttgtttttgataaggtaattatatcatggctattaaaaatactaaagctagaaattttggatttttattatatcctgactcaattcctaatgattggaaggaaaaattagagagtttgggcgtatctatggctgtcagtcctttacacgatatggacgaaaaaaaagataaagatacatggaatagtagtgatgttatacgaaatggaaagcactataaaaaaccacactatcacgttatatatattgcacgaaatcctgtaacaatagaaagcgttaggaacaagattaagcgaaaattggggaatagttcagttgctcatgttgagatacttgattatatcaaaggttcatatgaatatttgactcatgaatcaaaggacgctattgctaagaataaacatatatacgacaaaaaagatattttgaacattaatgattttgatattgaccgctatataacacttgatgaaagccaaaaaagagaattgaagaatttactcttagatatagtggatgactataatttggtaaatacaaaagatttaatggcttttattcgccttaggggagcggagtttggaattttaaatacgaatgatgtaaaagatattgtttcaacaaactctagcgcctttagattatggtttgagggcaattatcagtgtggatatagagcaagttatgcaaaggttcttgatgctgaaacgggggaaataaaatgacactaggtctagggcggcggatttgtcctactcaggagagcgttcaccgacaaacaacagataaaacgaaaggcccagtctttcgactgagcctttcgttttatt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TGGTGTCGGGAATCCGTAAAGGATCTTCTTGAGATCCTTTTACGATCGTCGTAATCTCCTGCTCTGTAAACGAAAAAACCGCCTGGGGAGGCGGTTTGATCGAAGGTTAAGTCAGTTGGGGAACTGCTTAACCTGGTAACTGGCTTTAGTGGAGCGCAGATACCAAATACTGTCCTTTCAGTGTAGCCTCTGTTAGGCCACCACTTCAAGACTCTCGATATCTAAATCCACTAATTCTCAGTTACCAATGGCTGCTGCCAGTGGCGTTTTGTCGTGTCTTTCCGGGTTGGACTCAAGATGATAGTTACCGGATAAGGCGCAGCAGTCGGGCTGAACGGGGGGTTCTTGCACACAGCCCAGCTTGGAGCGAACTGTCTACACGGAACGGGACGTGGTGATTTGGGTAAAGCCTCCACCACAACACGGACGCCGCAGGACGGGAACAGGAGAGCGCAAGAGGGAGCCATCAGGGGGAAACGCCTGGTATCTTTATAGTCCTGTCGGGTTTCGCCACCACTGATTTGAGCGTCAGATTTCGTGATGTTCGTCAGGGGGGCGGAGCCTATGGAAAAACGGCTTCGCTCCGGCCTTATTGTCTCTCTGCTAAGTATCCTCCTGGCATCTTCTAGGACG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A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TTGAGATCGTTTTGGTCTGCGCGTAATCTCTTGCTCTGAAAACGAAAAAACCGCCTTGCAGGGCGGTTTTTCGAAGGTTCTCTGAGCTACCAACTCTTTGAACCGAGGTAACTGGCTTGGAGGAGCGCAGTCACCAAAACTTGTCCTTTCAGTTTAGCCTTAACCGGCGCATGACTTCAAGACTAACTCCTCTAAATCAATTACCAGTGGCTGCTGCCAGTGGTGCTTTTGCATGTCTTTCCGGGTTGGACTCAAGACGATAGTTACCGGATAAGGCGCAGCGGTCGGACTGAACGGGGGGTTCGTGCATACAGTCCAGCTTGGAGCGAACTGCCTACCCGGAACTGAGTGTCAGGCGTGGAATGAGACAAACGCGGCCATAACAGCGGAATGACACCGGTAAACCGAAAGGCAGGAACAGGAGAGCGCACGAGGGAGCCGCCAGGGGGAAACGCCTGGTATCTTTATAGTCCTGTCGGGTTTCGCCACCACTGATTTGAGCGTCAGATTTCGTGATGCTTGTCAGGGGGGCGGAGCCTATGG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2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ttaaggggggcgtacaacgggagttatggtaaatggatcgggttttcgggaaggatcgacaggatttgccgttgggtgtagtgtaagcgactgaaaaacaaacgccccgtaaatcgtgctctcaccgccaagattgatcacgaaattacagggcgccgggttccgcgtttcccgatgggaaagcgcggttagttaaactgtgtaccgagagaaatcgtatcacatgagcgccgtacttcaacgcttcagggaaaaattaccgcacaaaccgtactgtacgaacgatttcgcgtacggcgttcgcattctgccgaaaaacattgccattcttgcccgtttcatccagcagaaccagccacatgcactgtactggcttccctttgacgtggaccggacgggggcatcaatcgactggagcgaccggaattgtccggccccgaacatcaccgtaaaaaatccccgtaacgggcacgcgcatctgctctacgcgctcgcccttcctgtgagaactgcgccggatgcatcggcttcggcgctcagatacgctgccgctattgagcgtgcgttgtgtgaaaaactgggcgcggatgtgaattacagcggcctgatctgcaaaaatccgtgccaccctgaatggcaggaagtggaatggcgcgaggaaccctacactctcgacgaactggctgattatctcgatttgagcgcctcagcgcgccgtagcgtcgataaaaattacgggctggggcgaaactaccatctgttcgaaaaggtccgtaaatgggcctacagagcgattcgtcagggctggcctgtattctcacaatggcttgatgccgtgatccagcgtgtcgaaatgtacaacgcatcgcttcccgttccgctttctccggctgaatgtcgggctattggcaagagcattgcgaaatatacacacaggaaattctcaccagagggattttccgctgtacaggccgctcgaggtcgcaagggcggaactaaatctaagcgcgcagcagttcctacatcagcacgttcgctgaagccgtgggaggcattagggatcagtcgagcgacgtactaccgaaaattaaaatgtgatccagatctcgcaaaatgagaccagataagccttatcagataacagcgcccttttggcgtctttttgagcagtgatctttcttgcgattttctccgttc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DF13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ATCAAAGGATCTTCTTGAGATCCTTTTTTTCTGCGCGTAATCTTTTGCCCTGTAAACGAAAAAACCACCTGGGGAGGTGGTTTGATCGAAGGTTAAGTCAGTTGGGGAACTGCTTAACCGTGGTAACTGGCTTTCGCAGAGCACAGCAACCAAATCTGTCCTTCCAGTGTAGCCGGACTTTGGCGCACACTTCAAGAGCAACCGCGTGTTTAGCTAAACAAATCCTCTGCGAACTCCCAGTTACCAATGGCTGCTGCCAGTGGCGTTTTACCGTGCTTTTCCGGGTTGGACTCAAGTGAACAGTTACCGGATAAGGCGCAGCAGTCGGGCTGAACGGGGAGTTCTTGCTTACAGCCCAGCTTGGAGCGAACGACCTACACCGAGCCGAGATACCAGTGTGTGAGCTATGAGAAAGCGCCACACTTCCCGTAAGGGAGAAAGGCGGAACAGGTATCCGGTAAACGGCAGGGTCGGAACAGGAGAGCGCAAGAGGGAGCGACCCGCCGGAAACGGTGGGGATCTTTAAGTCCTGTCGGGTTTCGCCCGTACTGTCAGATTCATGGTTGAGCCTCACGGCTCCCACAGATGCACCGGAAAAGCGTCTGTTTATGTGAACTCTGGCAGGAGGGCGGAGCCTATGGAAAAACGCCACCGGCGCGGCCCTGCTGTTTTGCCTCACATGTTAGTCCCCTGCTTATCCACGGAATCTGTGGGTAACTTTGTATGTGTCCGCAG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Neg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neg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catggagcggcgtaaccgtcgcacaggaaggacagagaaagcgcggatctgggaagtgacggacagaacggtcaggacctggattggggaggcggttgccgccgctgctgctgacggtgtgacgttctctgttccggtcacaccacatacgttccgccattcctatgcgatgcacatgctgtatgccggtataccgctgaaagttctgcaaagcctgatgggacataagtccatcagttcaacggaagtctacacgaaggtttttgcgctggatgtggctgcccggcaccgggtgcagtttgcgatgccggagtctgatgcggttgcgatgctgaaacaattatcctgagaataaatgccttggcctttatatggaaatgtggaactgagtggatatgctgtttttgtctgttaaacagagaagctggctgttatccactgagaagcgaacgaaacagtcgggaaaatctcccattatcgtagagatccgcattattaatctcaggagcctgtgtagcgtttataggaagtagtgttctgtcatgatgcctgcaagcggtaacgaaaacgatttgaatatgccttcaggaacaatagaaatcttcgtgcggtgttacgttgaagtggagcggattatgtcagcaatggacagaacaacctaatgaacacagaaccatgatgtggtctgtccttttacagccagtagtgctcgccgcagtcgagcgacagggcgaagccctcgagtgagcgaggaagcaccagggaacagcacttatatattctgcttacacacgatgcctgaaaaaacttcccttggggttatccacttatccacggggatatttttataattattttttttatagtttttagatcttcttttttagagcgccttgtaggcctttatccatgctggttctagagaaggtgttgtgacaaattgccctttcagtgtgacaaatcaccctcaaatgacagtcctgtctgtgacaaattgcccttaaccctgtgacaaattgccctcagaagaagctgttttttcacaaagttatccctgcttattgactcttttttatttagtgtgacaatctaaaaacttgtcacacttcacatggatctgtcatggcggaaacagcggttatcaatcacaagaaacgtaaaaatagcccgcgaatcgtccagtcaaacgacctcactgaggcggcatatagtctctcccgggatcaaaaacgtatgctgtatctgttcgttgaccagatcagaaaatctgatggcaccctacaggaacatgacggtatctgcgagatccatgttgctaaatatgctgaaatattcggattgacctctgcggaagccagtaaggatatacggcaggcattgaagagtttcgcggggaaggaagtggttttttatcgccctgaagaggatgccggcgatgaaaaaggctatgaatcttttccttggtttatcaaacgtgcgcacagtccatccagagggctttacagtgtacatatcaacccatatctcattcccttctttatcgggttacagaaccggtttacgcagtttcggcttagtgaaacaaaagaaatcaccaatccgtatgccatgcgtttatacgaatccctgtgtcagtatcgtaagccggatggctcaggcatcgtctctctgaaaatcgactggatcatagagcgttaccagctgcctcaaagttaccagcgtatgcctgacttccgccgccgcttcctgcaggtctgtgttaatgagatcaacagcagaactccaatgcgcctctcatacattgagaaaaagaaaggccgccagacgactcatatcgtattttccttccgcgatatcacttccatgacgacaggatagtctgagggttatctgtcacagatttgagggtggttcgtcacatttgttctgacctactgagggtaatttgtcacagttttgctgtttccttcagcctgcatggattttctcatactttttgaactgtaatttttaaggaagccaaatttgagggcagtttgtcacagttgatttccttctctttcccttcgtcatgtgacctgatatcgggggttagttcgtcatcattgatgagggttgattatcacagtttattactctgaattggctatccgcgtgtgtacctctacctggagtttttcccacggtggatatttcttcttgcgctgagcgtaagagctatctgacagaacagttcttctttgcttcctcgccagttcgctcgctatgctcggttacacggctgcggcgagcgctagtgataataagtgactgaggtatgtgctcttcttatctccttttgtagtgttgctcttattttaaacaactttgcggttttttgatgactttgcgattttgttgttgctttgcagtaaattgcaagatttaataaaaaaacgcaaagcaatgattaaaggatgttcagaatgaaactcatggaaacacttaaccagtgcataaacgctggtcatgaaatgacgaaggctatcgccattgcacagtttaatgatgacagcccggaagcgaggaaaataacccggcgctggagaataggtgaagcagcggatttagttggggtttcttctcaggctatcagagatgccgagaaagcagggcgactaccgcacccggatatggaaattcgaggacgggttgagcaacgtgttggttatacaattgaacaaattaatcatatgcgtgatgtgtttggtacgcgattgcgacgtgctgaagacgtatttccaccggtgatcggggttgctgcccataaaggtggcgtttacaaaacctcagtttctgttcatcttgctcaggatctggctctgaaggggctacgtgttttgctcgtggaaggtaacgacccccagggaacagcctcaatgtatcacggatgggtaccagatcttcatattcatgcagaagacactctcctgcctttctatcttggggaaaaggacgatgtcacttatgcaataaagcccacttgctggccggggcttgacattattccttcctgtctggctctgcaccgtattgaaactgagttaatgggcaaatttgatgaaggtaaactgcccaccgatccacacctgatgctccgactggccattgaaactgttgctcatgactatgatgtcatagttattgacagcgcgcctaacctgggtatcggcacgattaatgtcgtatgtgctgctgatgtgctgattgttcccacgcctgctgagttgtttgactacacctccgcactgcagtttttcgatatgcttcgtgatctgctcaagaacgttgatcttaaagggttcgagcctgatgtacgtattttgcttaccaaatacagcaatagtaatggctctcagtccccgtggatggaggagcaaattcgggatgcctggggaagcatggttctaaaaaatgttgtacgtgaaacggatgaagttggtaaaggtcagatccggatgagaactgtttttgaacaggccattgatcaacgctcttcaactggtgcctggagaaatgctctttctatttgggaacctgtctgcaatgaaattttcgatcgtctgattaaaccacgctgggagattagataatgaagcgtgcgcctgttattccaaaacatacgctcaatactcaaccggttgaagatacttcgttatcgacaccagctgccccgatggtggattcgttaattgcgcgcgtaggagtaatggctcgcggtaatgccattactttgcctgtatgtggtcgggatgtgaagtttactcttgaagtgctccggggtgatagtgttgagaagacctctcgggtatggtcaggtaatgaacgtgaccaggagctgcttactgaggacgcactggatgatctcatcccttcttttctactgactggtcaacagacaccggcgttcggtcgaagagtatctggtgtcatagaaattgccgatgggagtcgccgtcgtaaagctgctgcacttaccgaaagtgattatcgtgttctggttggcgagctggatgatgagcagatggctgcattatccagattgggtaacgattatcgcccaacaagtgcttatgaacgtggtcagcgttatgcaagccgattgcagaatgaatttgctggaaatatttctgcgctggctgatgcggaaaatatttcacgtaagattattacccgctgtatcaacaccgccaaattgcctaaatcagttgttgctcttttttctcaccccggtgaactatctgcccggtcaggtgatgcacttcaaaaagcctttacagataaagaggaattacttaagcagcaggcatctaaccttcatgagcagaaaaaagctggggtgatatttgaagctgaagaagttatcactcttttaacttctgtgcttaaaacgtcatctgcatcaagaactagtttaagctcacgacatcagtttgctcctggagcgacagtattgtataagggcgataaaatggtgcttaacctggacaggtctcgtgttccaactgagtgtatagagaaaattgaggccattcttaaggaacttgaaaagccagcaccctgatgcgaccacgttttagtctacgtttatctgtctttacttaatgtcctttgttacaggccagaaagcataactggcctgaatattctctctgggcccactgttccacttgtatcgtcggtctgataatcagactgggaccacggtcccactcgtatcgtcggtctgattattagtctgggaccacggtcccactcgtatcgtcggtctgattattagtctgggaccacggtcccactcgtatcgtcggtctgataatcagactgggaccacggtcccactcgtatcgtcggtctgattattagtctgggaccatggtcccactcgtatcgtcggtctgattattagtctgggaccacggtcccactcgtatcgtcggtctgattattagtctggaaccacggtcccactcgtatcgtcggtctgattattagtctgggaccacggtcccactcgtatcgtcggtctgattattagtctgggaccacgatcccactcgtgttgtcggtctgattatcggtctgggaccacggtcccacttgtattgtcgatcagactatcagcgtgagactacgattccatcaatgcctgtcaagggcaagtattgacatgtcgtcgtaacctgtagaacggagtaacctcggtgtgcggttgtatgcctgctgtggattgctgctgtgtcctgcttatccacaacattttgcgcacggttatgtggacaaaatacctggtt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41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atttatcggcctcataattttagatatattaattatattagagatttgttatcaaatacatttcattacaagcatataattgacctgtgaggcaacaaaaaatttttaatttttttaaaatagtgttactattgaacatagaaaaagacacctaacgcttggcggttgttagatgtctaaagagtttaaataatatgtgttatttacttttacaatttgtttgtatctttattatatatacaacctcgatacattacaagataaaagcaacaagtctttaagttatatataacggataacattatataaccttattcatcacttgtaaataacgatattacttaaactccttaaatatacatttaaaggagtttttatcatgtctaaacaattttttacagtagaagaaaattataaagaacgcttttaccaattacctaaagtattttttactaatcctaattataaagatttatcgaatgacgctaaaattgcttacgcaatattgagagatcgtttacaattatctattaaaaataactggatagatacagaaggtaacatatatttcatttatacagttgctgatttagaagtgatattaaattgtgggaacaaaaaaatcactaaaattaaaaaagaattagaaaatgtagatttactaatccaaaaaaggcagggtttaaacaaaccaaatctactttatttattaaaaccagccataactaaaaatgatatttatgaaatagataaggctgaaaatgaagttgaggccttacaagacaaggaagtgtcaaaaggacacgtccagaaatgtcaaaaggacacgtctagaaatgtcaaaaggacacgtctagaaatgtcaaaaggacacacaaatgatactgattttattgatactgattttattgatactgaaagtaatgatatgaataatatgaatgatacaaatcaacattcaaatcattcaaatcacttttcaaatattcatgataaagaatctcttaaatatatagaacttcaagaactccccgaattaattaaaagttatattaataatttcagctatgaagaagttaaaagtattaaatctgttattttaaaagctaaaaaatcatttaataacaaatacgatactttctatatgttagaagatatagatgaagaattactattggttttaaaacgatttaaaggttatcttgttaaaaaacaagaaaaagtagctaatatggaaggttatttaatgagaagtatcattgctgaacttgaagaaatgcactcaactattatgagaagaaaaaatatggaaaacaatccattatctctatttaattagtttttgaagttaaattttcaaaaaaaagagattatacacctaaaaaggtgtataatct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LB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aattcatattacttagaggatactattgagagagctattgataagatggttgagacattacctgagagccaaaaaactttttatgaatatgaattaaaaaaaagaaccaacaaaggctgagacagactccaaacgagtctgtttttttaaaaaaaatattaggagcattgaatatatattagagaattaagaaagacatgggaataaaaatattttaaatccagtaaaaatatgataagattatttcagaatatgaagaactctgtttgtttttgatgaaaaaacaaacaaaaaaaatccacctaacggaatctcaatttaactaacagcggccaaactgagaagttaaatttgagaaggggaaaaggcggatttatacttgtatttaactatctccattttaacattttattaaaccccatacaagtgaaaatcctcttttacactgttcctttaggtgatcgcggagggacattatgagtgaagtaaacctaaaaggaaatacagatgaattagtgtattatcgacagcaaaccactggaaataaaatcgccaggaagagaatcaaaaaagggaaagaagaagtttattatgttgctgaaacggaagagaagatatggacagaagaacaaataaaaaacttttctttagacaaatttggtacgcatataccttacatagaaggtcattatacaatcttaaataattacttctttgatttttggggctattttttaggtgctgaaggaattgcgctctatgctcacctaactcgttatgcatacggcagcaaagacttttgctttcctagtctacaaacaatcgctaaaaaaatggacaagactcctgttacagttagaggctacttgaaactgcttgaaaggtacggttttatttggaaggtaaacgtccgtaataaaaccaaggataacacagaggaatccccgatttttaagattagacgtaaggttcctttgctttcagaagaacttttaaatggaaaccctaatattgaaattccagatgacgaggaagcacatgtaaagaaggctttaaaaaaggaaaaagagggtctgccaaaggttttgaaaaaagagcacgatgaatttgttaaaaaaatgatggatgagtcagaaacaattaatattccagaggccttacaatatgacacaatgtatgaagatatactcagtaaaggagaaattcgaaaagaaatcaaaaaacaaatacctaatcctacaacatcttttgagagtatatcaatgacaactgaagaggaaaaagtcgacagtactttaaaaagcgaaatgcaaaatcgtgtctctaagccttcttttgatacctggtttaaaaacactaagatcaaaattgaaaataaaaattgtttattacttgtaccgagtgaatttgcatttgaatggattaagaaaagatatttagaaacaattaaaacagtccttgaagaagctggatatgttttcgaaaaaatcgaactaagaaaagtgcaataaactgctgaagtatttcagcagttttttttatttagaaatagtgaaaaaaatataatcagggaggtatcaatatttaatgagtactgatttaaatttatttagactggaattaataattaacacgtagactaattaaaatttaatgagggataaagaggatacaaaaatattaatttcaatccctattaaattttaacaagggggggattaaaatttaattagaggtttatccacaagaaaagaccctaataaaatttttactagggttataacactgattaatttcttaatgggggagggattaaaatttaatgacaaagaaaacaatcttttaagaaaagcttttaaaagataataataaaaagagctttgcgattaagcaaaactctttactttttcattgacattatcaaattcat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3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aataaaaaaagcacctgaaaaggtgtctttttttgatggttttgaacttgttctttcttatcttgatacatatagaaataacgtcatttttattttagttgctgaaaggtgcgttgaagtgttggtatgtatgtgttttaaagtattgaaaacccttaaaattggttgcacagaaaaaccccatctgttaaagttataagtgactaaacaaataactaaatagatgggggtttcttttaatattatgtgtcctaatagtagcatttattcagatgaaaaatcaagggttttagtggacaagacaaaaagtggaaaagtgcgtccatggagagaaaagaaaatcgctaatgttgattactttgaacttctgcatattcttgaatttaaaaaggctgaaagagtaaaagattgtgctgaaatattagagtataaacaaaatcgtgaaacaggcgaaagaaagttgtatcgagtgtggttttgtaaatccaggctttgtccaatgtgcaactggaggagagcaatgaaacatggcattcagtcacaaaaggttgttgctgaagttattaaacaaaagccaacagttcgttggttgtttctcacattaacagttaaaaatgtttatgatggcgaagaattaaataagagtttgtcagatatggctcaaggatttcgccgaatgatgcaatataaaaaaattaataaaaatcttgttggttttatgcgtgcaacggaagtgacaataaataataaagataattcttataatcagcacatgcatgtattggtatgtgtggaaccaacttattttaagaatacagaaaactacgtgaatcaaaaacaatggattcaattttggaaaaaggcaatgaaattagactatgatccaaatgtaaaagttcaaatgattcgaccgaaaaataaatataaatcggatatacaatcggcaattgacgaaactgcaaaatatcctgtaaaggatacggattttatgaccgatgatgaagaaaagaatttgaaacgtttgtctgatttggaggaaggtttacaccgtaaaaggttaatctcctatggtggtttgttaaaagaaatacataaaaaattaaaccttgatgacacagaagaaggcgatttgattcatacagatgatgacgaaaaagccgatgaagatggattttctattattgcaatgtggaattgggaacggaaaaattattttattaaagagtagttcaacaaacgggccagtt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S72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aattcatattacttagaggatactattgagagagctattgataagatggttgagacattacctgagagccaaaaaactttttatgaatatgaattaaaaaaaagaaccaacaaaggctgagacagactccaaacgagtctgtttttttaaaaaaaatattaggagcattgaatatatattagagaattaagaaagacatgggaataaaaatattttaaatccagtaaaaatatgataagattatttcagaatatgaagaactctgtttgtttttgatgaaaaaacaaacaaaaaaaatccacctaacggaatctcaatttaactaacagcggccaaactgagaagttaaatttgagaaggggaaaaggcggatttatacttgtatttaactatctccattttaacattttattaaaccccatacaagtgaaaatcctcttttacactgttcctttaggtgatcgcggagggacattatgagtgaagtaaacctaaaaggaaatacagatgaattagtgtattatcgacagcaaaccactggaaataaaatcgccaggaagagaatcaaaaaagggaaagaagaagtttattatgttgctgaaacggaagagaagatatggacagaagaacaaataaaaaacttttctttagacaaatttggtacgcatataccttacatagaaggtcattatacaatcttaaataattacttctttgatttttggggctattttttaggtgctgaaggaattgcgctctatgctcacctaactcgttatgcatacggcagcaaagacttttgctttcctagtctacaaacaatcgctaaaaaaatggacaagactcctgttacagttagaggctacttgaaactgcttgaaaggtacggttttatttggaaggtaaacgtccgtaataaaaccaaggataacacagaggaatccccgatttttaagattagacgtaaggttcctttgctttcagaagaacttttaaatggaaaccctaatattgaaattccagatgacgaggaagcacatgtaaagaaggctttaaaaaaggaaaaagagggccttccaaaggttttgaaaaaagagcacgatgaatttgttaaaaaaatgatggatgagtcagaaacaattaatattccagaggccttacaatatgacacaatgtatgaagatatactcagtaaaggagaaattcgaaaagaaatcaaaaaacaaatacctaatcctacaacatcttttgagagtatatcaatgacaactgaagaggaaaaagtcgacagtactttaaaaagcgaaatgcaaaatcgtgtctctaagccttcttttgatacctggtttaaaaacactaagatcaaaattgaaaataaaaattgtttattacttgtaccgagtgaatttgcatttgaatggattaagaaaagatatttagaaacaattaaaacagtccttgaagaagctggatatgttttcgaaaaaatcgaactaagaaaagtgcaataaactgctgaagtatttcagcagttttttttatttagaaatagtgaaaaaaatataatcagggaggtatcaatatttaatgagtactgatttaaatttatttagactggaattaataattaacacgtagactaattaaaatttaatgagggataaagaggatacaaaaatattaatttcaatccctattaaattttaacaagggggggattaaaatttaattagaggtttatccacaagaaaagaccctaataaaatttttactagggttataacactgattaatttcttaatgggggagggattaaaatttaatgacaaagaaaacaatcttttaagaaaagcttttaaaagataataataaaaagagctttgcgattaagcaaaactctttactttttcattgacattatcaaattcatcg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M300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caagtcctacatcaagtcctaactcgtcaaatagtacatcttcatatagagactcaaaatggttagaaaactgtagggcaaattgttcgagatgtttttggatattatagtagttatcactaaattcctgttttaaaaagatgtcggtaaagcaagtataaccgccgttacctagatttgatacaatacttccctttctacctattcttggatatattgaggtaattacccaatttccatttccatctttttgcacatgtagtctaaaatcatatacatttccagattttattttgcatgttataaacttctgaactaagtaagtaccctcgcttatctgactctcgataaactctattagttggttttcactaagttttaacttttgttcgtttttactaatctcataataattatccgttttctctacaaagaagatacctgcccctttatgtccagataaaggttttacgattatttttttatagcgttcaaccatatctaacaagaccttataactagttagttttgaagtaggaataagatactgggtaaatttcttagcctgattcaccttattataaacggttaatttatcaccaacggagtgactagtgaatgggataatcttgcttaattcatgagttatttttgccattttatcgtttacaggggcgctagcattataaataacatcagggtaagaatattttctctcaacccatttgcctttttcgtaggccattcctaaaataactttttttttcaaatccaccttccctggagtgaaataaaaaaagtctattccttcacctttggcaactatagcaaaagcataagctttttttgcatttattgggtctttacgatgatgaagcatgccgattaaagtcataaaaaccatcctttcccttactcttaattgtttaggtatattcattaatttcatatattatttgtttttgatgaaccctggttgtcctttttttatatcatagattaagagaaggaaatatatgtattttatatgatgaaatcttaggataggatgatagatgtttatggatactattgtacttattgaaacaaataaatctggatcgagtagagaagcaattaaagcagcaaacaaacttaatttctttacggttttgttaactcgcagaaaaaaatttcttgaggaacgaaatgaattcccagatgtacatcaaatgattttcactgatacaaacgattataataatttagttacaataataaaaaagttaaaaaaggaaggga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404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aattcttttaaggggcttatagattatctattttaaataaaaaggattcttttaatttattattaaaagaatcctttttattaattatttttaactgaattaatgtatatatatatatgataaaatccaaatgtaaaaatgcaagaaaaaacatacattaaaaagcttataatataatattgtggaatattgaaattaattttactaaaaactattccaatcaaggcagcaataataaaaatagttttatttattggtttagagtacgtgtttttatttttaagtttctttttaatagctgttagaaagaaacttaaaaataaaatatatataataataaatataataaaaatatatataaatttagaaaaagataatatttgataaaacatatttaaagatataatcaaatcctgtaaagatgaaaatgaaaataaaattcctaaaaataagtttaataaagccggaaatttcactagtttttttaaaaacaataaatataataaagatattattataaaacttaaatttaataataacatcataaggaaaatggattggtttacttcaacggctttattatatgaaaaaaatacaattaaatttaaacataatattacaaaaagtattgttaaaattgaaaaaattaaatctttagtatctttggaaataatcataatttataagctcctttgattttttatataaattatacattaattatttaatatataaaaactaaaattagtaaatcatctaaatattacaaatgaagaaatattatttgtaaataattatagtaatatattatggaatgaaatagtaaaaaattaaaaagaatcatttaatttagtttaaaatattttaataaaaataataaattaaaacataaaaaatagattaagtttcaattggggacttactctattttttattaagagtttaagaatagttaataattattgaaaatatgatataattttcttagttttacagaaggggaggtgaataagtgagaaacgcattaaagctgaataaaaagaactatatagataatattcatagtagaagtaaagggtggataaccaggagcgttatagataaaaaaggatatagccaatggcactataaatacgctgaattaaaagatttagatatgagtgatgaaaatatctatataactctaaataccttttataagccgtgtaggcgattagaaaatataaaagagttaaatacactgtttatagacttggattattataaaactggcaaaactaaagaccaggtattaatggacttagaaaagaattattttaatcaaagtattcctataccaaactatgtaatagatagtggaagaggaatgtatttaatatggataataaatgcagtacctagtaaagcattaccattatggaaagcggttcaagaatatttatataatcaattaaaatactttggagcagatagacaagccttagatgcaaccagaatattaagagttccaggaagtataaactctaaatcaaaaacagtagtcaatatattagatgagtacgaatatatttatgacttaagagaaatacaaaatggatttttacctgaattaaaaccatatgaaaggaaaaagggtagaccaagcaaaataaattatatttatagagaaagaagtttatattatggaagaatacaagacataataaaactttgtgaactaagagaatatgatttaaaaggacacagagagcttatattatttttatatagatattatctttgtagctttacagaggacattgagaaggcattaaatgatgttttagaacttaatagtatgtttagacaacatttaagtgaaagagaagttataagagcaactagaagtgctgaaagatgttatttagataaaaataagcaatataagtataagaatgaaactcttatagagttattagaaattacagaagaagaacaaaaatatatgacaataataatttctaaaaaggaatataagagaagagaaaatattagaggtaaaaaaaattatcaagagcaattaaaagctaaaggaaaagcaacaaaaaaagaggaattaaatgtattaagaaaaaaaataaaagcccttaaagaaaaaggctttaaaaataaagaaattactctaatgttagaagtaccaataaaaacattagaacgtcatattacgtatatgaaaaaaaatgggcttttataaaggctcattttttatattcttttcttcaaagattatataatataaaaaaatttttttcaaactttaaataaaaaatatttttatatttttttatttttttatttttatatttttttatttttttatttttatatttttttatttttatatttttttatttttatatttttttatttttatatttttttatttttttatttttttatttttttatttttttatttttttatttttttatttttttattttttttatttttttatttttttatttttttatttttttatttttaccctcatttttttacgcttgtattatagggtactttgtacctgttcttttttttggggaggttgtaaagataattttttactttagttagttccgaaggaacttttattatagtgcccctttatttttttgcgtggcattgaatgtaaaaaattatcactatactagggcgtaaagtaatattacatgtgtctcaaagtgggattaaagcgggattttatagggcgtgtttgtggcttagagtgggattattggaaatttttttgata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20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caggcccggggctttacgtcaaaaaaaaaatcgtgtaagataaagtcaagttaagtcaatgtgaaagttttggcattgaattctggttctagttattctaaataaacaacaaaaaaccctgttgtttgcagacaacaaggttaatagatttgatgatacatattttgtttgcgagctatttgcaaaattgaatacaaataaagaatgacaaataaaaagtgtccgatgttgcagcatcgaacacttggtttgtaagccctcacttacaatgtttaagttatAtcttcattttaccgaaaacaagtgtatacgtcaacacttttcggctatttttggacgacagaaaaccactgtttggagggtatcaaaccgtggttttctgtcgttttttgtttgtcacccagctgccgttaaggggtgtaaaataaactgacgtcaggagttgccccgtccaccgcaaacccggggatataccacaataagcgttccttgctgcgcttgtggtgaatggcgaggacggccattaacggtccggagaatgtggataaaccactaggttgcttggcgcactacggtgcgggcaactatggccaagcttctatgcagcggcacacaattgagtgtgaccgtgtgagagaacacgagacaaaccccatagaagttgcatacaggacaagcattgtatgtaaaaaggtcatggcaggcgaaagcctggcgatagcaaggcagagctggaaacctcagaTgtctctatgacgctagtttcaaatcctgatcgattgcctatgtctgtccgtttttattttttgcgcgacagacataggcaatcgaaattcgccctgtttcctagaacagtcagctattctgctagtttcaagttctcaaagtcaagagaaaaacactaaataaaatgcgaatttccttaaaacccagaggttttaagttcctttttaagggttgttcgtttgatagaacattagtattttaatatatttttcctgtgggatttcactaacgtatactgttattccctttggcctatcttaaaaacttgtatagattgtgtttgagccgtttagtatgatatcagtacatgctt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Mbeta1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ttaactaactcaacgctagtagtggatttaatcccaaatgagccaacagaaccagaaccagaaacagaatcagaacaagtaacattggatttagaaatggaagaagaaaaaagcaatgacttcgtgtgaataatgcacgaaatcgttgcttattttttttaaaagcggtatactagatataacgaaacaacgaactgaatagaaacgaaaaaagagccatgacacatttataaaatgtttgacgacattttataaatgcatagcccgataagattgccaaaccaacgcttatcagttagtcagatgaactcttccctcgtaagaagttatttaattaactttgtttAaagacggtatataaccgtactatcattatatagggaaatcagagagttttcaagtatctaagctactgaatttaagaattgttaagcaatcaatcggaaatcgtttgattgctttttttgtattcatttatagaaggtggagtttgtatgaatcatgatgaatgtaaaacttatataaaaaatagtttattggagataagaaaattagcaaatatctatacactagaaacgtttaagaaagagttagaaaagagaaatatctacttagaaacaaaatcagataagtatttttcttcggagggggaagattatatatataagttaatagaaaataacaaaataatttattcgattagtggaaaaaaattgacttataaaggaaaaaaatctttttcaaaacatgcaatattgaaacagttgaatgaaaaagcaaaccaagttaattaaacaacctattttataggatttataggaaaggagaacagctgaatgaatatcccttttgttgtagaaactgtgcttcatgacggcttgttaaagtacaaatttaaaaatagtaaaattcgctcaatcactaccaagccaggtaaaagcaaaggggctatttttgcgtatcgctcaaaatcaagcatgattggcggtcgtggtgttgttctgacttccgaggaagcgattcaagaaaatcaagatacatttacacattggacacccaacgtttatcgttatggaacgtatgcagacgaaaaccgttcatacacgaaaggacattctgaaaacaatttaagacaaatcaataccttctttattgattttgatattcacacggcaaaagaaactatttcagcaagcgatattttaacaaccgctattgatttaggttttatgcctactatgattatcaaatctgataaaggttatcaagcatattttgttttagaaacgccagtctatgtgacttcaaaatcagaatttaaatctgtcaaagcagccaaaataatttcgcaaaatatccgagaatattttggaaagtctttgccagttgatctaacgtgtaatcattttggtattgctcgcataccaagaacggacaatgtagaattttttgatcctaattaccgttattctttcaaagaatggcaagattggtctttcaaacaaacagataataagggctttactcgttcaagtctaacggttttaagcggtacagaaggcaaaaaacaagtagatgaaccctggtttaatctcttattgcacgaaacgaaattttcaggagaaaagggtttaatagggcgtaataacgtcatgtttaccctctctttagcctactttagttcaggctattcaatcgaaacgtgcgaatataatatgtttgagtttaataatcgattagatcaacccttagaagaaaaagaagtaatcaaaattgttagaagtgcctattcagaaaactatcaaggggctaatagggaatacattaccattctttgcaaagcttgggtatcaagtgatttaaccagtaaagatttatttgtccgtcaagggtggtttaaattcaagaaaaaaagaagcgaacgtcaacgtgttcatttgtcagaatggaaagaagatttaatggcttatattagcgaaaaatcagatgtatacaagccttatttagtgacgaccaaaaaagagattagagaagtgctaggcattcctgaacggacattagataaattgctgaaggtactgaaggcgaatcaggaaattttctttaagattaaaccaggaagaaatggtggcattcaacttgctagtgttaaatcattgttgctatcgatcattaaagtaaaaaaagaagaaaaagaaagctatataaaggcgctgacaaattcttttgacttagagcatacattcattcaagagactttaaacaagctagcagaacgccctaaaacggacacacaactcgatttgtttagctatgatacaggctgaaaataaaacccgcactatgccattacatttatatctatgatacgtgtttgttttttctttgctgtttagcgaatgattagcagaaatatacagagtaagattttaattaattattagggggagaaggagagagtagcccgaaaacttttagttggcttggactgaacgaagtgagggaaaggctactaaaacgtcgaggggcagtgagagcgaagcgaacacttgattttttaattttctatcttttataggtcattagagtatacttatttgtcctataaactatttagcagcataatagatttattgaataggtcatttaagttgagcatattagaggaggaaaatcttggagaaatatttgaagaacccgattacatggattggattagttcttgtggttacgtggtttttaactaaaagtagtgaatttttgatttttggtgtgtgtgtcttgttgttagtatttgctagtcaaagtgattaaatagaat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253</text:p>
          </table:table-cell>
          <table:table-cell office:value-type="string" calcext:value-type="string">
            <text:p>Pos-ori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ttaactaactcaacgctagtagtggatttaatcccaaatgagccaacagaaccagagccagaaacagaatcagaacaagtaacattggatttagaaatggaagaagaaaaaagcaatgacttcgtgtgaataatgcacgaaatcgttgcttatttttttttaaaagcggtatactagatataacgaaacaacgaactgaatagaaacgaaaaaagagccatgacacatttataaaatgtttgacgacattttataaatgcatagcccgataagattgccaaaccaacgcttatcagttagtcagatgaactcttccctcgtaagaagttatttaattaactttgtttAaagacggtatataaccgtactatcattatatagggaaatcagagagttttcaagtatctaagctactgaatttaagaattgttaagcaatcaatcggaaatcgtttgattgctttttttgtattcatttatagaaggtggagtttgtatgaatcatgatgaatgtaaaacttatataaaaaatagtttattggagataagaaaattagcaaatatctatacactagaaacgtttaagaaagagttagaaaagagaaatatctacttagaaacaaaatcagataagtatttttcttcggagggggaagattatatatataagttaatagaaaataacaaaataatttattcgattagtggaaaaaaattgacttataaaggaaaaaaatctttttcaaaacatgcaatattgaaacagttgaatgaaaaagcaaaccaagttaattaaacaacctattttataggatttataggaaaggagaacagctgaatgaatatcccttttgttgtagaaactgtgcttcatgacggcttgttaaagtacaaatttaaaaatagtaaaattcgctcaatcactaccaagccaggtaaaagcaaaggggctatttttgcgtatcgctcaaaatcaagcatgattggcggtcgtggtgttgttctgacttccgaggaagcgattcaagaaaatcaagatacatttacacattggacacccaacgtttatcgttatggaacgtatgcagacgaaaaccgttcatacacgaaaggacattctgaaaacaatttaagacaaatcaataccttctttattgattttgatattcacacggcaaaagaaactatttcagcaagcgatattttaacaaccgctattgatttaggttttatgcctactatgattatcaaatctgataaaggttatcaagcatattttgttttagaaacgccagtctatgtgacttcaaaatcagaatttaaatctgtcaaagcagccaaaataatttcgcaaaatatccgagaatattttggaaagtctttgccagttgatctaacgtgtaatcattttggtattgctcgcataccaagaacggacaatgtagaattttttgatcctaattaccgttattctttcaaagaatggcaagattggtctttcaaacaaacagataataagggctttactcgttcaagtctaacggttttaagcggtacagaaggcaaaaaacaagtagatgaaccctggtttaatctcttattgcacgaaacgaaattttcaggagaaaagggtttaatagggcgtaataacgtcatgtttaccctctctttagcctactttagttcaggctattcaatcgaaacgtgcgaatataatatgtttgagtttaataatcgattagatcaacccttagaagaaaaagaagtaatcaaaattgttagaagtgcctattcagaaaactatcaaggggctaatagggaatacattaccattctttgcaaagcttgggtatcaagtgatttaaccagtaaagatttatttgtccgtcaagggtggtttaaattcaagaaaaaaagaagcgaacgtcaacgtgttcatttgtcagaatggaaagaagatttaatggcttatattagcgaaaaaTCAgatgtatacaagccttatttagtgacgaccaaaaaagagattagagaagtgctaggcattcctgaacggacattagataaattgctgaaggtactgaaggcgaatcaggaaattttctttaagattaaaccaggaagaaatggtggcattcaacttgctagtgttaaatcattgttgctatcgatcattaaagtaaaaaaagaagaaaaagaaagctatataaaggcgctgacaaattcttttgacttagagcatacattcattcaagagactttaaacaagctagcagaacgccctaaaacggacacacaactcgatttgtttagctatgatacaggctgaaaataaaacccgcactatgccattacatttatatctatgatacgtgtttgttttttctttgctgtttagcgaatgattagcagaaatatacagagtaagattttaattaattattagggggagaaggagagagtagcccgaaaacttttagttggcttggactgaacgaagtgagggaaaggctactaaaacgtcgaggggcagtgagagcgaagcgaacacttgattttttaattttctatcttttataggtcattagagtatacttatttgtcctataaactatttagcagcataatagatttattgaataggtcatttaagttgagcatattagaggaggaaaatcttggagaaatatttgaagaacccgattacatggattggattagttcttgtggttacgtggtttttaactaaaagtagtgaatttttgatttttggtgtgtgtgtcttgttgttagtatttgctagtcaaagtgattaaataga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501_oriT</text:p>
          </table:table-cell>
          <table:table-cell office:value-type="string" calcext:value-type="string">
            <text:p>Conjugation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aagattgccaattgtatcacctctctttcttttcaaacatgagcgtagcgaattttaacaaacacgcttgacgataaaactaactaacagttaagttttatagcataaatacgaagtaacgaagttactgcgtataagtgcgcccttagtaaataatctaagggaatccttaataaattaattttaccacttatcattataaaagtaaatatgtttaacctgacatttccgtttatatttattgattttagaaaaataatataatatgatagagttacacaatatattaggaggcgtatttcatggaaaatcaaga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4_oriT</text:p>
          </table:table-cell>
          <table:table-cell office:value-type="string" calcext:value-type="string">
            <text:p>Conjugation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ttttccgctgcataaccctgcttcggggtcattatagcgattttttcggtatatccatcctttttcgcacgatatacaggattttgccaaagggttcgtgtagactttccttggtgtatccaacggcgtcagccgggcaggataggtgaagtaggcccacccgcgagcgggtgttccttcttcactgtcccttattcgcacctggcggtgctcaacgggaatcctgctctgcgaggctggccggctaccgccggcgtaacagatgagggcaagcggatggctgatgaaaccaagccaaccaggaagggcagcccacctatcaaggtgtactgccttccagacgaacgaagagAgattgaggaaaaggc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501-RP4_oriT</text:p>
          </table:table-cell>
          <table:table-cell office:value-type="string" calcext:value-type="string">
            <text:p>Conjugation</text:p>
          </table:table-cell>
          <table:table-cell office:value-type="string" calcext:value-type="string">
            <text:p>Keoni Gandall</text:p>
          </table:table-cell>
          <table:table-cell office:value-type="string" calcext:value-type="string">
            <text:p>koeng101@gmail.com</text:p>
          </table:table-cell>
          <table:table-cell office:value-type="string" calcext:value-type="string">
            <text:p>BioBricks Foundation</text:p>
          </table:table-cell>
          <table:table-cell office:value-type="string" calcext:value-type="string">
            <text:p>Basic vector toolkit</text:p>
          </table:table-cell>
          <table:table-cell office:value-type="string" calcext:value-type="string">
            <text:p>0000-0003-3995-6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ori,#posori</text:p>
          </table:table-cell>
          <table:table-cell office:value-type="string" calcext:value-type="string">
            <text:p>#basics</text:p>
          </table:table-cell>
          <table:table-cell office:value-type="string" calcext:value-type="string">
            <text:p>gatcttgattttccatgaaatacgcctcctaatatattgtgtaactctatcatattatattatttttctaaaatcaataaatataaacggaaatgtcaggttaaacatatttacttttataatgataagtggtaaaattaatttattaaggattcccttagattatttactaagggcgcacttatacgcagtaacttcgttacttcgtatttatgctataaaacttaactgttagttagttttatcgtcaagcgtgtttgttaaaattcgctacgctcatgtttgaaaagaaagagaggtgatacaattggcaatcttcgccgccttttcctcaatcTctcttcgttcgtctggaaggcagtacaccttgataggtgggctgcccttcctggttggcttggtttcatcagccatccgcttgccctcatctgttacgccggcggtagccggccagcctcgcagagcaggattcccgttgagcaccgccaggtgcgaataagggacagtgaagaaggaacacccgctcgcgggtgggcctacttcacctatcctgcccggctgacgccgttggatacaccaaggaaagtctacacgaaccctttggcaaaatcctgtatatcgtgcgaaaaaggatggatataccgaaaaaatcgctataatgaccccgaagcagggttatgcagcggaaaa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is10</text:p>
          </table:table-cell>
          <table:table-cell office:value-type="string" calcext:value-type="string">
            <text:p>Epitope ta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Epitope ta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epII</text:p>
          </table:table-cell>
          <table:table-cell office:value-type="string" calcext:value-type="string">
            <text:p>Epitope ta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Epitope ta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Myc</text:p>
          </table:table-cell>
          <table:table-cell office:value-type="string" calcext:value-type="string">
            <text:p>Epitope ta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17:42:11.676505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2:39:48.848727629</meta:creation-date>
    <dc:date>2018-01-29T18:40:40.341479188</dc:date>
    <meta:editing-duration>PT39M39S</meta:editing-duration>
    <meta:editing-cycles>2</meta:editing-cycles>
    <meta:generator>LibreOffice/5.4.4.2$Linux_X86_64 LibreOffice_project/40m0$Build-2</meta:generator>
    <meta:document-statistic meta:table-count="1" meta:cell-count="360" meta:object-count="0"/>
  </office:meta>
</office:document-meta>
</file>